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Sheet1">
        <table:table-row>
          <table:table-cell office:value-type="string">
            <text:p>Product No</text:p>
          </table:table-cell>
          <table:table-cell office:value-type="string">
            <text:p>Inventory</text:p>
          </table:table-cell>
          <table:table-cell office:value-type="string">
            <text:p>Price</text:p>
          </table:table-cell>
          <table:table-cell office:value-type="string">
            <text:p>Supplier</text:p>
          </table:table-cell>
          <table:table-cell office:value-type="string">
            <text:p>p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AAA Company</text:p>
          </table:table-cell>
          <table:table-cell office:value-type="string">
            <text:p>p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  <table:table-cell office:value-type="float" office:value="30">
            <text:p>30</text:p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string">
            <text:p>AAA Company</text:p>
          </table:table-cell>
          <table:table-cell office:value-type="string">
            <text:p>p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  <table:table-cell office:value-type="float" office:value="42">
            <text:p>42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string">
            <text:p>CCC Company</text:p>
          </table:table-cell>
          <table:table-cell office:value-type="string">
            <text:p>p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  <table:table-cell office:value-type="float" office:value="56">
            <text:p>56</text:p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string">
            <text:p>BBB Company</text:p>
          </table:table-cell>
          <table:table-cell office:value-type="string">
            <text:p>p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  <table:table-cell office:value-type="float" office:value="72">
            <text:p>72</text:p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string">
            <text:p>BBB Company</text:p>
          </table:table-cell>
          <table:table-cell office:value-type="string">
            <text:p>p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  <table:table-cell office:value-type="float" office:value="90">
            <text:p>90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AAA Company</text:p>
          </table:table-cell>
          <table:table-cell office:value-type="string">
            <text:p>p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  <table:table-cell office:value-type="float" office:value="110">
            <text:p>110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AAA Company</text:p>
          </table:table-cell>
          <table:table-cell office:value-type="string">
            <text:p>p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  <table:table-cell office:value-type="float" office:value="132">
            <text:p>132</text:p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string">
            <text:p>AAA Company</text:p>
          </table:table-cell>
          <table:table-cell office:value-type="string">
            <text:p>p</text:p>
          </table:table-cell>
          <table:table-cell office:value-type="float" office:value="156">
            <text:p>156</text:p>
          </table:table-cell>
          <table:table-cell office:value-type="float" office:value="156">
            <text:p>156</text:p>
          </table:table-cell>
          <table:table-cell office:value-type="float" office:value="156">
            <text:p>156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string">
            <text:p>CCC Company</text:p>
          </table:table-cell>
          <table:table-cell office:value-type="string">
            <text:p>p</text:p>
          </table:table-cell>
          <table:table-cell office:value-type="float" office:value="182">
            <text:p>182</text:p>
          </table:table-cell>
          <table:table-cell office:value-type="float" office:value="182">
            <text:p>182</text:p>
          </table:table-cell>
          <table:table-cell office:value-type="float" office:value="182">
            <text:p>182</text:p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BBB Company</text:p>
          </table:table-cell>
          <table:table-cell office:value-type="string">
            <text:p>p</text:p>
          </table:table-cell>
          <table:table-cell office:value-type="float" office:value="210">
            <text:p>210</text:p>
          </table:table-cell>
          <table:table-cell office:value-type="float" office:value="210">
            <text:p>210</text:p>
          </table:table-cell>
          <table:table-cell office:value-type="float" office:value="210">
            <text:p>210</text:p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string">
            <text:p>BBB Company</text:p>
          </table:table-cell>
          <table:table-cell office:value-type="string">
            <text:p>p</text:p>
          </table:table-cell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  <table:table-cell office:value-type="float" office:value="240">
            <text:p>240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string">
            <text:p>AAA Company</text:p>
          </table:table-cell>
          <table:table-cell office:value-type="string">
            <text:p>p</text:p>
          </table:table-cell>
          <table:table-cell office:value-type="float" office:value="272">
            <text:p>272</text:p>
          </table:table-cell>
          <table:table-cell office:value-type="float" office:value="272">
            <text:p>272</text:p>
          </table:table-cell>
          <table:table-cell office:value-type="float" office:value="272">
            <text:p>272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string">
            <text:p>AAA Company</text:p>
          </table:table-cell>
          <table:table-cell office:value-type="string">
            <text:p>p</text:p>
          </table:table-cell>
          <table:table-cell office:value-type="float" office:value="306">
            <text:p>306</text:p>
          </table:table-cell>
          <table:table-cell office:value-type="float" office:value="306">
            <text:p>306</text:p>
          </table:table-cell>
          <table:table-cell office:value-type="float" office:value="306">
            <text:p>306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string">
            <text:p>AAA Company</text:p>
          </table:table-cell>
          <table:table-cell office:value-type="string">
            <text:p>p</text:p>
          </table:table-cell>
          <table:table-cell office:value-type="float" office:value="342">
            <text:p>342</text:p>
          </table:table-cell>
          <table:table-cell office:value-type="float" office:value="342">
            <text:p>342</text:p>
          </table:table-cell>
          <table:table-cell office:value-type="float" office:value="342">
            <text:p>34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string">
            <text:p>CCC Company</text:p>
          </table:table-cell>
          <table:table-cell office:value-type="string">
            <text:p>p</text:p>
          </table:table-cell>
          <table:table-cell office:value-type="float" office:value="380">
            <text:p>380</text:p>
          </table:table-cell>
          <table:table-cell office:value-type="float" office:value="380">
            <text:p>380</text:p>
          </table:table-cell>
          <table:table-cell office:value-type="float" office:value="380">
            <text:p>38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BBB Company</text:p>
          </table:table-cell>
          <table:table-cell office:value-type="string">
            <text:p>p</text:p>
          </table:table-cell>
          <table:table-cell office:value-type="float" office:value="420">
            <text:p>420</text:p>
          </table:table-cell>
          <table:table-cell office:value-type="float" office:value="420">
            <text:p>420</text:p>
          </table:table-cell>
          <table:table-cell office:value-type="float" office:value="420">
            <text:p>420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string">
            <text:p>BBB Company</text:p>
          </table:table-cell>
          <table:table-cell office:value-type="string">
            <text:p>p</text:p>
          </table:table-cell>
          <table:table-cell office:value-type="float" office:value="462">
            <text:p>462</text:p>
          </table:table-cell>
          <table:table-cell office:value-type="float" office:value="462">
            <text:p>462</text:p>
          </table:table-cell>
          <table:table-cell office:value-type="float" office:value="462">
            <text:p>462</text:p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string">
            <text:p>AAA Company</text:p>
          </table:table-cell>
          <table:table-cell office:value-type="string">
            <text:p>p</text:p>
          </table:table-cell>
          <table:table-cell office:value-type="float" office:value="506">
            <text:p>506</text:p>
          </table:table-cell>
          <table:table-cell office:value-type="float" office:value="506">
            <text:p>506</text:p>
          </table:table-cell>
          <table:table-cell office:value-type="float" office:value="506">
            <text:p>506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string">
            <text:p>AAA Company</text:p>
          </table:table-cell>
          <table:table-cell office:value-type="string">
            <text:p>p</text:p>
          </table:table-cell>
          <table:table-cell office:value-type="float" office:value="552">
            <text:p>552</text:p>
          </table:table-cell>
          <table:table-cell office:value-type="float" office:value="552">
            <text:p>552</text:p>
          </table:table-cell>
          <table:table-cell office:value-type="float" office:value="552">
            <text:p>552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string">
            <text:p>AAA Company</text:p>
          </table:table-cell>
          <table:table-cell office:value-type="string">
            <text:p>p</text:p>
          </table:table-cell>
          <table:table-cell office:value-type="float" office:value="600">
            <text:p>600</text:p>
          </table:table-cell>
          <table:table-cell office:value-type="float" office:value="600">
            <text:p>600</text:p>
          </table:table-cell>
          <table:table-cell office:value-type="float" office:value="600">
            <text:p>600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string">
            <text:p>CCC Company</text:p>
          </table:table-cell>
          <table:table-cell office:value-type="string">
            <text:p>p</text:p>
          </table:table-cell>
          <table:table-cell office:value-type="float" office:value="650">
            <text:p>650</text:p>
          </table:table-cell>
          <table:table-cell office:value-type="float" office:value="650">
            <text:p>650</text:p>
          </table:table-cell>
          <table:table-cell office:value-type="float" office:value="650">
            <text:p>650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string">
            <text:p>BBB Company</text:p>
          </table:table-cell>
          <table:table-cell office:value-type="string">
            <text:p>p</text:p>
          </table:table-cell>
          <table:table-cell office:value-type="float" office:value="702">
            <text:p>702</text:p>
          </table:table-cell>
          <table:table-cell office:value-type="float" office:value="702">
            <text:p>702</text:p>
          </table:table-cell>
          <table:table-cell office:value-type="float" office:value="702">
            <text:p>702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string">
            <text:p>AAA Company</text:p>
          </table:table-cell>
          <table:table-cell office:value-type="string">
            <text:p>p</text:p>
          </table:table-cell>
          <table:table-cell office:value-type="float" office:value="756">
            <text:p>756</text:p>
          </table:table-cell>
          <table:table-cell office:value-type="float" office:value="756">
            <text:p>756</text:p>
          </table:table-cell>
          <table:table-cell office:value-type="float" office:value="756">
            <text:p>756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string">
            <text:p>AAA Company</text:p>
          </table:table-cell>
          <table:table-cell office:value-type="string">
            <text:p>p</text:p>
          </table:table-cell>
          <table:table-cell office:value-type="float" office:value="812">
            <text:p>812</text:p>
          </table:table-cell>
          <table:table-cell office:value-type="float" office:value="812">
            <text:p>812</text:p>
          </table:table-cell>
          <table:table-cell office:value-type="float" office:value="812">
            <text:p>812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string">
            <text:p>CCC Company</text:p>
          </table:table-cell>
          <table:table-cell office:value-type="string">
            <text:p>p</text:p>
          </table:table-cell>
          <table:table-cell office:value-type="float" office:value="870">
            <text:p>870</text:p>
          </table:table-cell>
          <table:table-cell office:value-type="float" office:value="870">
            <text:p>870</text:p>
          </table:table-cell>
          <table:table-cell office:value-type="float" office:value="870">
            <text:p>870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string">
            <text:p>BBB Company</text:p>
          </table:table-cell>
          <table:table-cell office:value-type="string">
            <text:p>p</text:p>
          </table:table-cell>
          <table:table-cell office:value-type="float" office:value="930">
            <text:p>930</text:p>
          </table:table-cell>
          <table:table-cell office:value-type="float" office:value="930">
            <text:p>930</text:p>
          </table:table-cell>
          <table:table-cell office:value-type="float" office:value="930">
            <text:p>930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string">
            <text:p>BBB Company</text:p>
          </table:table-cell>
          <table:table-cell office:value-type="string">
            <text:p>p</text:p>
          </table:table-cell>
          <table:table-cell office:value-type="float" office:value="992">
            <text:p>992</text:p>
          </table:table-cell>
          <table:table-cell office:value-type="float" office:value="992">
            <text:p>992</text:p>
          </table:table-cell>
          <table:table-cell office:value-type="float" office:value="992">
            <text:p>992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string">
            <text:p>AAA Company</text:p>
          </table:table-cell>
          <table:table-cell office:value-type="string">
            <text:p>p</text:p>
          </table:table-cell>
          <table:table-cell office:value-type="float" office:value="1056">
            <text:p>1056</text:p>
          </table:table-cell>
          <table:table-cell office:value-type="float" office:value="1056">
            <text:p>1056</text:p>
          </table:table-cell>
          <table:table-cell office:value-type="float" office:value="1056">
            <text:p>105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